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976" calcext:value-type="float">
            <text:p>74.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0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0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456" calcext:value-type="float">
            <text:p>74.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0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364" calcext:value-type="float">
            <text:p>74.8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0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199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199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199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704" calcext:value-type="float">
            <text:p>75.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199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0776" calcext:value-type="float">
            <text:p>75.5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199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199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198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198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1384" calcext:value-type="float">
            <text:p>75.0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198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198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1696" calcext:value-type="float">
            <text:p>75.2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802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